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list-style-name="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outline-content-visible="fals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document-statistic meta:page-count="1" meta:table-count="0" meta:image-count="0" meta:object-count="0" meta:paragraph-count="0" meta:word-count="0" meta:character-count="0"/>
  </office:meta>
</office:document-meta>
</file>